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103cm" fo:margin-left="0cm" table:align="left"/>
    </style:style>
    <style:style style:name="Tabelle1.A" style:family="table-column">
      <style:table-column-properties style:column-width="3.006cm"/>
    </style:style>
    <style:style style:name="Tabelle1.B" style:family="table-column">
      <style:table-column-properties style:column-width="3.59cm"/>
    </style:style>
    <style:style style:name="Tabelle1.C" style:family="table-column">
      <style:table-column-properties style:column-width="6.502cm"/>
    </style:style>
    <style:style style:name="Tabelle1.D" style:family="table-column">
      <style:table-column-properties style:column-width="4.006cm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22pt" fo:language="de" fo:country="none" fo:font-weight="bold" style:font-size-asian="22pt" style:font-weight-asian="bold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2pt" fo:font-weight="bold" officeooo:paragraph-rsid="0006cdd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2pt" officeooo:rsid="0006cddc" officeooo:paragraph-rsid="0006cddc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2pt" officeooo:paragraph-rsid="000a2d35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2pt" officeooo:paragraph-rsid="0006cddc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2pt" officeooo:rsid="000880a8" officeooo:paragraph-rsid="000880a8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2pt" officeooo:rsid="000880a8" officeooo:paragraph-rsid="000a2d35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2pt" officeooo:rsid="000a2d35" officeooo:paragraph-rsid="000a2d35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2pt" officeooo:rsid="000a2d35" officeooo:paragraph-rsid="000a2d35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06cddc" officeooo:paragraph-rsid="0006cdd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22pt" fo:language="de" fo:country="none" fo:font-weight="bold" style:font-size-asian="22pt" style:font-weight-asian="bold"/>
    </style:style>
    <style:style style:name="P1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2pt" fo:language="de" fo:country="none" fo:font-weight="bold" officeooo:rsid="0006cddc" officeooo:paragraph-rsid="0006cdd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2pt" fo:language="de" fo:country="none" fo:font-weight="normal" officeooo:paragraph-rsid="0006cddc" style:font-size-asian="12pt" style:font-weight-asian="normal" style:font-size-complex="12pt"/>
    </style:style>
    <style:style style:name="P1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2pt" fo:font-weight="bold" officeooo:rsid="0006cddc" officeooo:paragraph-rsid="0006cdd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2pt" fo:font-style="italic" officeooo:rsid="000880a8" officeooo:paragraph-rsid="000a2d35" style:font-size-asian="12pt" style:font-style-asian="italic" style:font-size-complex="12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2pt" officeooo:rsid="000c8005" officeooo:paragraph-rsid="000c8005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officeooo:rsid="000c8005" officeooo:paragraph-rsid="000c8005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2pt" officeooo:rsid="000880a8" officeooo:paragraph-rsid="000c8005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2pt" officeooo:paragraph-rsid="000c8005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2pt" officeooo:paragraph-rsid="0006cddc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2pt" officeooo:rsid="000d5f7a" officeooo:paragraph-rsid="000d5f7a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2pt" officeooo:rsid="0007f11e" officeooo:paragraph-rsid="000a2d35" style:font-size-asian="12pt" style:font-size-complex="12pt"/>
    </style:style>
    <style:style style:name="T1" style:family="text">
      <style:text-properties style:font-name="Calibri" fo:font-size="14pt" fo:language="de" fo:country="none" fo:font-weight="normal" style:font-size-asian="14pt" style:font-weight-asian="normal"/>
    </style:style>
    <style:style style:name="T2" style:family="text">
      <style:text-properties fo:language="de" fo:country="none"/>
    </style:style>
    <style:style style:name="T3" style:family="text">
      <style:text-properties fo:language="de" fo:country="none" officeooo:rsid="0006cddc"/>
    </style:style>
    <style:style style:name="T4" style:family="text">
      <style:text-properties fo:language="de" fo:country="none" officeooo:rsid="000880a8"/>
    </style:style>
    <style:style style:name="T5" style:family="text">
      <style:text-properties officeooo:rsid="0006cddc"/>
    </style:style>
    <style:style style:name="T6" style:family="text">
      <style:text-properties officeooo:rsid="000880a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cddc" style:font-weight-asian="bold" style:font-weight-complex="bold"/>
    </style:style>
    <style:style style:name="T9" style:family="text">
      <style:text-properties fo:font-weight="bold" officeooo:rsid="000a2d35" style:font-weight-asian="bold" style:font-weight-complex="bold"/>
    </style:style>
    <style:style style:name="T10" style:family="text">
      <style:text-properties fo:font-weight="bold" officeooo:rsid="000c8005" style:font-weight-asian="bold" style:font-weight-complex="bold"/>
    </style:style>
    <style:style style:name="T11" style:family="text">
      <style:text-properties fo:font-weight="bold" officeooo:rsid="000880a8" style:font-weight-asian="bold" style:font-weight-complex="bold"/>
    </style:style>
    <style:style style:name="T12" style:family="text">
      <style:text-properties fo:font-weight="bold" officeooo:rsid="000d5f7a" style:font-weight-asian="bold" style:font-weight-complex="bold"/>
    </style:style>
    <style:style style:name="T13" style:family="text">
      <style:text-properties fo:font-weight="bold" officeooo:rsid="000edc85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a2d35"/>
    </style:style>
    <style:style style:name="T17" style:family="text">
      <style:text-properties officeooo:rsid="000c8005"/>
    </style:style>
    <style:style style:name="T18" style:family="text">
      <style:text-properties officeooo:rsid="000d5f7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edc85"/>
    </style:style>
    <style:style style:name="T21" style:family="text">
      <style:text-properties officeooo:rsid="00103653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ission Factors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3"><text:span text:style-name="T6">t</text:span>ransportation</text:p>
          </table:table-cell>
          <table:table-cell table:style-name="Tabelle1.A1" office:value-type="string">
            <text:p text:style-name="P3"><text:span text:style-name="T2">CO2 <text:s/>equivalent (prechain</text:span><text:span text:style-name="T4"> incl.</text:span><text:span text:style-name="T2">) /</text:span><text:span text:style-name="T3">km </text:span></text:p>
          </table:table-cell>
          <table:table-cell table:style-name="Tabelle1.A1" office:value-type="string">
            <text:p text:style-name="P15">Source of Information</text:p>
          </table:table-cell>
          <table:table-cell table:style-name="Tabelle1.A1" office:value-type="string">
            <text:p text:style-name="P17">further details</text:p>
          </table:table-cell>
        </table:table-row>
        <table:table-row>
          <table:table-cell table:style-name="Tabelle1.A1" office:value-type="string">
            <text:p text:style-name="P4">RAIL</text:p>
          </table:table-cell>
          <table:table-cell table:style-name="Tabelle1.A1" office:value-type="string">
            <text:p text:style-name="P16">0.0546</text:p>
          </table:table-cell>
          <table:table-cell table:style-name="Tabelle1.A1" office:value-type="string">
            <text:p text:style-name="P8"><text:span text:style-name="T13">1.</text:span><text:span text:style-name="T20"> </text:span>Öko-Institut (Institut für angewandte Ökologie e.V.) 2009: Technologiedatenbasis für RENEWBILITY; Arbeitspapier zum BMU-geförderten Verbundvorhaben "Stoffstromanalyse nachhaltige Mobilitat im Kontext der erneuerbaren Energien bis 2030"; W.Zimmer/F.Hacker/M.Schmied unter Mitarbeit von IFEU; Darmstadt/Berlin</text:p>
            <text:p text:style-name="P8"><text:span text:style-name="T13">2. </text:span>Originaldokumentation von 'Zug-Personen-Nah-Elektro-DE-2020-Basis'</text:p>
          </table:table-cell>
          <table:table-cell table:style-name="Tabelle1.A1" office:value-type="string">
            <text:p text:style-name="P8"><text:span text:style-name="T5">See </text:span><text:a xlink:type="simple" xlink:href="https://www.probas.umweltbundesamt.de/php/prozessdetails.php?id=%7BF9C83447-3994-4B54-B7D7-A5E6B81C725E%7D" text:style-name="Internet_20_link" text:visited-style-name="Visited_20_Internet_20_Link"><text:span text:style-name="T5">this page</text:span></text:a></text:p>
            <text:p text:style-name="P9"><text:span text:style-name="T7">Umweltbundesamt ProBas</text:span> <text:span text:style-name="T15">Zug-Personen-Nah-Elektro-DE-2020-Basis</text:span></text:p>
          </table:table-cell>
        </table:table-row>
        <table:table-row>
          <table:table-cell table:style-name="Tabelle1.A1" office:value-type="string">
            <text:p text:style-name="P12">BUS</text:p>
          </table:table-cell>
          <table:table-cell table:style-name="Tabelle1.A1" office:value-type="string">
            <text:p text:style-name="P6">0.0434</text:p>
          </table:table-cell>
          <table:table-cell table:style-name="Tabelle1.A1" office:value-type="string">
            <text:p text:style-name="P7"><text:span text:style-name="T9">1.</text:span><text:span text:style-name="T16"> </text:span>Öko-Institut (Institut für angewandte Ökologie e.V.) 2009: Technologiedatenbasis für RENEWBILITY; Arbeitspapier zum BMU-geförderten Verbundvorhaben "Stoffstromanalyse nachhaltige Mobilitat im Kontext der erneuerbaren Energien bis 2030"; W.Zimmer/F.Hacker/M.Schmied unter Mitarbeit von IFEU; Darmstadt/Berlin</text:p>
            <text:p text:style-name="P7"/>
            <text:p text:style-name="P7"><text:span text:style-name="T9">2.</text:span><text:span text:style-name="T16"> </text:span>Originaldokumentation von 'Bus-Reise-DE-2020-Basis'</text:p>
          </table:table-cell>
          <table:table-cell table:style-name="Tabelle1.A1" office:value-type="string">
            <text:p text:style-name="P11">See <text:a xlink:type="simple" xlink:href="https://www.probas.umweltbundesamt.de/php/prozessdetails.php?id=%7BDF3D153D-827F-43D8-B60A-110ECD41B75B%7D" text:style-name="Internet_20_link" text:visited-style-name="Visited_20_Internet_20_Link">this page</text:a></text:p>
            <text:p text:style-name="P10"><text:span text:style-name="T7">Umweltbundesamt ProBas</text:span> <text:span text:style-name="T14">Bus-Reise-DE-2020-Basis</text:span></text:p>
            <text:p text:style-name="P18"/>
          </table:table-cell>
        </table:table-row>
        <table:table-row>
          <table:table-cell table:style-name="Tabelle1.A1" office:value-type="string">
            <text:p text:style-name="P12">CAR</text:p>
          </table:table-cell>
          <table:table-cell table:style-name="Tabelle1.A1" office:value-type="string">
            <text:p text:style-name="P5"><text:s/>0.144</text:p>
          </table:table-cell>
          <table:table-cell table:style-name="Tabelle1.A1" office:value-type="string">
            <text:p text:style-name="P7"><text:span text:style-name="T12">1. </text:span>Öko-Institut (Institut für angewandte Ökologie e.V.) 2009: Technologiedatenbasis für RENEWBILITY; Arbeitspapier zum BMU-geförderten Verbundvorhaben "Stoffstromanalyse nachhaltige Mobilitat im Kontext der erneuerbaren Energien bis 2030"; W.Zimmer/F.Hacker/M.Schmied unter Mitarbeit von IFEU; Darmstadt/Berlin</text:p>
            <text:p text:style-name="P7"><text:span text:style-name="T12">2. </text:span>Originaldokumentation von 'Pkw-Diesel-klein-DE-2020-Basis'</text:p>
          </table:table-cell>
          <table:table-cell table:style-name="Tabelle1.A1" office:value-type="string">
            <text:p text:style-name="P26">See <text:a xlink:type="simple" xlink:href="https://www.probas.umweltbundesamt.de/php/prozessdetails.php?id=%7B8E2799FC-CFD0-4070-96FF-5CC58CF0D5E2%7D" text:style-name="Internet_20_link" text:visited-style-name="Visited_20_Internet_20_Link">this page</text:a></text:p>
            <text:p text:style-name="P26"><text:span text:style-name="T11">Umweltbundesamt ProBas </text:span><text:span text:style-name="T14">Pkw-Diesel-klein-DE-2020-Basis</text:span></text:p>
          </table:table-cell>
        </table:table-row>
        <table:table-row>
          <table:table-cell table:style-name="Tabelle1.A1" office:value-type="string">
            <text:p text:style-name="P12">BICYCLE</text:p>
          </table:table-cell>
          <table:table-cell table:style-name="Tabelle1.A1" office:value-type="string">
            <text:p text:style-name="P5">0.00408</text:p>
          </table:table-cell>
          <table:table-cell table:style-name="Tabelle1.A1" office:value-type="string">
            <text:p text:style-name="P23"><text:span text:style-name="T10">1.</text:span><text:span text:style-name="T17"> </text:span>Öko-Institut (Institut für <text:soft-page-break/>angewandte Ökologie e.V.) 1994: Umweltanalyse von Energie-, Transport- und Stoffsystemen: Gesamt-Emissions-Modell integrierter Systeme (GEMIS) Version 2.1 - erweiterter und aktualisierter Endbericht, U. Fritsche u.a., i.A. des Hessischen Ministeriums für Umwelt, Energie und Bundesangelegenheiten (HMUEB), veröffentlicht durch HMUEB, Wiesbaden 1995</text:p>
            <text:p text:style-name="P23"><text:span text:style-name="T10">2.</text:span><text:span text:style-name="T17"> </text:span>Originaldokumentation von 'Fahrrad-DE-2000'</text:p>
          </table:table-cell>
          <table:table-cell table:style-name="Tabelle1.A1" office:value-type="string">
            <text:p text:style-name="P19">See <text:a xlink:type="simple" xlink:href="https://www.probas.umweltbundesamt.de/php/prozessdetails.php?id=%7B0E0B2805-9043-11D3-B2C8-0080C8941B49%7D" text:style-name="Internet_20_link" text:visited-style-name="Visited_20_Internet_20_Link">this page</text:a></text:p>
            <text:p text:style-name="P21"><text:soft-page-break/><text:span text:style-name="T7">Umweltbundesamt ProBas</text:span> <text:span text:style-name="T14">Fahrrad-DE-2000</text:span></text:p>
          </table:table-cell>
        </table:table-row>
        <table:table-row>
          <table:table-cell table:style-name="Tabelle1.A1" office:value-type="string">
            <text:p text:style-name="P12">WALK</text:p>
          </table:table-cell>
          <table:table-cell table:style-name="Tabelle1.A1" office:value-type="string">
            <text:p text:style-name="P20">0</text:p>
          </table:table-cell>
          <table:table-cell table:style-name="Tabelle1.A1" office:value-type="string">
            <text:p text:style-name="P7"><text:span text:style-name="T10">1. </text:span>Öko-Institut (Institut für angewandte Ökologie e.V.) 1994: Umweltanalyse von Energie-, Transport- und Stoffsystemen: Gesamt-Emissions-Modell integrierter Systeme (GEMIS) Version 2.1 - erweiterter und aktualisierter Endbericht, U. Fritsche u.a., i.A. des Hessischen Ministeriums für Umwelt, Energie und Bundesangelegenheiten (HMUEB), veröffentlicht durch HMUEB, Wiesbaden 1995</text:p>
            <text:p text:style-name="P7"><text:span text:style-name="T10">2.</text:span><text:span text:style-name="T17"> </text:span>Originaldokumentation von 'Fussgänger-DE-2000'</text:p>
          </table:table-cell>
          <table:table-cell table:style-name="Tabelle1.A1" office:value-type="string">
            <text:p text:style-name="P19">See <text:a xlink:type="simple" xlink:href="https://www.probas.umweltbundesamt.de/php/prozessdetails.php?id=%7B0E0B2836-9043-11D3-B2C8-0080C8941B49%7D" text:style-name="Internet_20_link" text:visited-style-name="Visited_20_Internet_20_Link">this page</text:a></text:p>
            <text:p text:style-name="P21"><text:span text:style-name="T7">Umweltbundesamt ProBas</text:span> <text:span text:style-name="T14">Fussgänger-DE-2000</text:span></text:p>
          </table:table-cell>
        </table:table-row>
        <table:table-row>
          <table:table-cell table:style-name="Tabelle1.A1" office:value-type="string">
            <text:p text:style-name="P27">SUBWAY ≙ <text:span text:style-name="T21">RAIL</text:span></text:p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</table:table-row>
      </table:table>
      <text:p text:style-name="P2"/>
      <text:p text:style-name="P2"/>
      <text:p text:style-name="P1"><text:a xlink:type="simple" xlink:href="https://www.probas.umweltbundesamt.de/php/prozessdetails.php?id=%7B08984DE8-B8F1-46C1-824B-910FD9E8A023%7D" text:style-name="Standard" text:visited-style-name="Standard"><text:span text:style-name="T1"/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24T16:09:31.923000000</meta:creation-date>
    <dc:date>2023-02-27T11:34:31.946000000</dc:date>
    <meta:editing-duration>PT22M10S</meta:editing-duration>
    <meta:editing-cycles>3</meta:editing-cycles>
    <meta:generator>LibreOffice/6.4.3.2$Windows_X86_64 LibreOffice_project/747b5d0ebf89f41c860ec2a39efd7cb15b54f2d8</meta:generator>
    <meta:document-statistic meta:table-count="1" meta:image-count="0" meta:object-count="0" meta:page-count="2" meta:paragraph-count="36" meta:word-count="255" meta:character-count="2432" meta:non-whitespace-character-count="2210"/>
  </office:meta>
</office:document-meta>
</file>